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size="10.5pt" style:font-size-asian="10.5pt" style:font-size-complex="10.5pt"/>
    </style:style>
    <style:style style:name="P4" style:family="paragraph" style:parent-style-name="Standard">
      <style:paragraph-properties fo:text-align="center" style:justify-single-word="false"/>
      <style:text-properties fo:font-size="10.5pt" style:font-size-asian="10.5pt" style:font-size-complex="10.5pt"/>
    </style:style>
    <style:style style:name="P5" style:family="paragraph" style:parent-style-name="Standard">
      <style:paragraph-properties fo:text-align="justify" style:justify-single-word="false" fo:hyphenation-ladder-count="no-limit">
        <style:tab-stops>
          <style:tab-stop style:position="0.3335in"/>
        </style:tab-stops>
      </style:paragraph-properties>
      <style:text-properties fo:font-size="10.5pt" style:font-size-asian="10.5pt" style:font-size-complex="10.5pt"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2638in"/>
        </style:tab-stops>
      </style:paragraph-properties>
      <style:text-properties fo:font-size="10.5pt" style:font-size-asian="10.5pt" style:font-size-complex="10.5pt"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fo:font-size="10.5pt" style:font-size-asian="10.5pt" style:font-size-complex="10.5pt" fo:hyphenate="true" fo:hyphenation-remain-char-count="2" fo:hyphenation-push-char-count="2"/>
    </style:style>
    <style:style style:name="P8"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9" style:family="paragraph" style:parent-style-name="Standard">
      <style:paragraph-properties fo:text-align="justify" style:justify-single-word="false" fo:hyphenation-ladder-count="no-limit">
        <style:tab-stops>
          <style:tab-stop style:position="0.3335in"/>
        </style:tab-stops>
      </style:paragraph-properties>
      <style:text-properties fo:font-size="10.5pt" fo:font-weight="bold" style:font-size-asian="10.5pt" style:font-weight-asian="bold" style:font-size-complex="10.5pt" style:font-weight-complex="bold"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2638in"/>
        </style:tab-stops>
      </style:paragraph-properties>
      <style:text-properties fo:font-size="10.5pt" fo:font-weight="bold" style:font-size-asian="10.5pt" style:font-weight-asian="bold" style:font-size-complex="10.5pt" style:font-weight-complex="bold"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fo:font-size="10.5pt" fo:font-weight="bold" style:font-size-asian="10.5pt" style:font-weight-asian="bold" style:font-size-complex="10.5pt" style:font-weight-complex="bold"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2811in"/>
        </style:tab-stops>
      </style:paragraph-properties>
      <style:text-properties fo:font-size="10.5pt" fo:font-weight="bold" style:font-size-asian="10.5pt" style:font-weight-asian="bold" style:font-size-complex="10.5pt" style:font-weight-complex="bold" fo:hyphenate="true" fo:hyphenation-remain-char-count="2" fo:hyphenation-push-char-count="2"/>
    </style:style>
    <style:style style:name="P13" style:family="paragraph" style:parent-style-name="Standard">
      <style:text-properties fo:font-size="10.5pt" fo:font-style="italic" style:font-size-asian="10.5pt" style:font-style-asian="italic" style:font-size-complex="10.5pt" style:font-style-complex="italic"/>
    </style:style>
    <style:style style:name="P14" style:family="paragraph" style:parent-style-name="Standard" style:master-page-name="">
      <style:paragraph-properties fo:text-align="justify" style:justify-single-word="false" fo:hyphenation-ladder-count="no-limit" style:page-number="auto">
        <style:tab-stops>
          <style:tab-stop style:position="0.3335in"/>
        </style:tab-stops>
      </style:paragraph-properties>
      <style:text-properties fo:font-size="10.5pt" fo:font-style="italic" style:font-size-asian="10.5pt" style:font-style-asian="italic" style:font-size-complex="10.5pt" style:font-style-complex="italic" fo:hyphenate="true" fo:hyphenation-remain-char-count="2" fo:hyphenation-push-char-count="2"/>
    </style:style>
    <style:style style:name="P15" style:family="paragraph" style:parent-style-name="Standard" style:master-page-name="">
      <style:paragraph-properties fo:text-align="justify" style:justify-single-word="false" fo:hyphenation-ladder-count="no-limit" style:page-number="auto">
        <style:tab-stops>
          <style:tab-stop style:position="0.3335in"/>
        </style:tab-stops>
      </style:paragraph-properties>
      <style:text-properties fo:font-size="10.5pt" style:font-size-asian="10.5pt" style:font-size-complex="10.5pt" fo:hyphenate="true" fo:hyphenation-remain-char-count="2" fo:hyphenation-push-char-count="2"/>
    </style:style>
    <style:style style:name="P16" style:family="paragraph" style:parent-style-name="Bibliography_20_1">
      <style:paragraph-properties>
        <style:tab-stops/>
      </style:paragraph-properties>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style:style style:name="Sect2" style:family="section">
      <style:section-properties text:dont-balance-text-columns="false" fo:margin-left="0.1043in" fo:margin-right="0.0835in" style:editable="false">
        <style:columns fo:column-count="2">
          <style:column style:rel-width="4965*" fo:start-indent="0in" fo:end-indent="0.1252in"/>
          <style:column style:rel-width="4995*" fo:start-indent="0.1252in" fo:end-indent="0in"/>
        </style:columns>
      </style:section-properties>
    </style:style>
    <style:style style:name="Sect3" style:family="section">
      <style:section-properties style:editable="false">
        <style:columns fo:column-count="2" fo:column-gap="0.2in">
          <style:column style:rel-width="2407*" fo:start-indent="0in" fo:end-indent="0.1in"/>
          <style:column style:rel-width="240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P2"/>
        <text:p text:style-name="P2"/>
        <text:p text:style-name="P2">Creation and Maintenance of Web-based GUI Test Cases,</text:p>
        <text:p text:style-name="P2"><text:s/>Practices and Academics</text:p>
        <text:p text:style-name="P1"/>
        <text:p text:style-name="P4">Jeremy Calvert</text:p>
        <text:p text:style-name="P4">University of Washington</text:p>
        <text:p text:style-name="P4">Seattle, WA</text:p>
        <text:p text:style-name="P4">jcalvert@cs.washington.edu</text:p>
        <text:p text:style-name="P4"><text:span text:style-name="T1"/></text:p>
        <text:p text:style-name="P3"/>
      </text:section>
      <text:section text:style-name="Sect2" text:name="Body">
        <text:p text:style-name="P8">Abstract</text:p>
        <text:p text:style-name="P13"/>
        <text:p text:style-name="P14"><text:tab/>Web-based graphical user interfaces (GUIs) have grown to be as complex as their standalone counterparts, and have the additional requirement that they must work compatibly on multiple browser platforms. <text:s text:c="2"/>As with any GUI, the possible sequences of interactions grow exponentially with the number of steps in the sequence, making impossible any simple approach to automatically generating useful test cases. <text:s/>Also common to any GUI is the relative brittleness of the tests with respect to slight changes in the user interface, making maintenance of such tests particularly challenging. <text:s/>In this paper, we review existing academic literature addressing these issues, evaluate the viability of proposed approaches in the context of real world applications with web-based GUIs, and contrast these to some approaches undertaken at Speakeasy.net.</text:p>
        <text:p text:style-name="P15"/>
        <text:p text:style-name="P9">1. Introduction</text:p>
        <text:p text:style-name="P5"><text:tab/>Graphical user interfaces (GUIs) are the most common way users interact with software today, and web- or browser-based GUIs are becoming increasingly commonplace, since such interfaces require no deployment effort on the end-user's part. <text:s/>In such environments, there is a clear distinction between server- and client-side software, with which we'll assume the reader is familiar. <text:s/>While there is some hope that comprehensive testing can be done for the server side software without GUI testing, there's little such hope for the client-side. <text:s/>Client-side code is tightly coupled to the runtime that provides the GUI, and this code can grow complex in efforts to increase application performance or UI sophistications. <text:s text:c="3"/>Even assuming thorough testing of server-side code, GUI testing provides the only means for complete end-to-end integration testing.</text:p>
        <text:p text:style-name="P5"><text:tab/>The same characteristics that make GUIs a compelling choice for user interface make them particularly hard to test. <text:s/>Due to the nearly infinite sequences of interaction possible between user and GUI, it's significant effort to generate tests covering a reasonable subset of functionality for a GUI of any non-trivial size. <text:s/>It's also difficult, given a set of tests, to quantify the portion of functionality they cover. <text:s/>There have been several methods of generating test cases and measuring their comprehensiveness explored in existing literature. <text:s/>We summarize these in section 2.</text:p>
        <text:p text:style-name="P5"><text:tab/>One of the most valuable benefits of automated testing is regression testing changes to an application. <text:s/>Tests that have been identified as covering a piece of functionality, and that passed on previous versions of the application are run against subsequent versions to ensure that changes to the application have not broken the tested piece of functionality. <text:s/>GUI tests can provide an end-to-end test of a piece of functionality, but they tend to be extremely sensitive to small changes in code. <text:s/>Often GUI tests will fail in a regression run, not because some change to the application broke the piece of functionality being tested, but because that change broke the test itself. <text:s/>To address this, one of the models alluded to above has been used to explore the possibility of automatically repairing such broken tests, and we describe this in section 3.</text:p>
        <text:p text:style-name="P5"><text:tab/>When considering web GUI testing, the code that is responsible for the GUI itself is JavaScript/DHTML and <text:s/>the interpreter of this within the browser of the end user's choice. <text:s/>The fact that there are widely used and incompatible browsers is a real, but not particularly interesting, problem that is solved simply by running the tests using all browsers that you intend to support. <text:s/>The client/server paradigm presents the possibility of simplifying the model of GUI behavior. In section 4, we explore characteristics of web based GUI testing, and in section 5 we'll recount the evolution of web based GUI testing implemented at Speakeasy.net as a case study in creating and maintaining web-based GUI tests.</text:p>
        <text:p text:style-name="P7"/>
        <text:p text:style-name="P11">2. Test Creation</text:p>
        <text:p text:style-name="P12"><text:soft-page-break/><text:tab/><text:span text:style-name="T2">There are two primary concerns when creating a suite of tests for an application. <text:s/>First, we want to generate ample and pertinent test cases requiring a reasonable effort on the part of the tester. <text:s/>Second, we don't want so many test cases in our suite that running the entire suite within a reasonable amount of time requires more resources than we have at our disposal. <text:s/>We'll investigate these two concerns separately.</text:span></text:p>
        <text:p text:style-name="P11">2.1 Methods of Test Generation </text:p>
        <text:p text:style-name="P6"><text:span text:style-name="T3"><text:tab/></text:span><text:span text:style-name="T2">A standard approach to automating test generation is to apply a model to the GUI behavior, and then generate tests based on that model. <text:s/>A variety of models have been used to this end</text:span><text:span text:style-name="T2"><text:bibliography-mark text:identifier="XiMe1" text:bibliography-type="conference" text:author="Qing Xe and Atif Memon" text:publisher="ACM Transactions on Computational Logic, Vol. V, No. N" text:title="Using a Pilot Study to Derive a GUI Model for Automated Testing" text:year="2007">[XiMe1]</text:bibliography-mark></text:span><text:span text:style-name="T2">. <text:s text:c="2"/>The most well-explored of these are State Machine Models, typically based on an Finite State Machine (FSM) where each GUI input corresponds to a transition in the FSM. <text:s/>FSMs don't scale particularly well, so a couple of variations have been explored. <text:s/>One that may be particularly suited for web-based applications is that of White </text:span>and Almezen <text:bibliography-mark text:identifier="WhAx1" text:bibliography-type="conference" text:author="Lee White and Husain Almezen" text:publisher="11th International Symposium on Software Reliability ENgineering" text:title="Generating Test Cases for GUI Responsibilities Using Complete Interaction Sequences" text:year="2000">[WhAx1]</text:bibliography-mark>, where a GUI is represented as a composition of smaller FSMs called Complete Interaction Sequences (CISs). <text:s/>Each CIS corresponds to a “responsibility” within the application, which in turn corresponds to a change in the environment (change in memory, change in application state, etc.). <text:s/>These may be particularly suited for representing a web-based GUI since HTTP is fundamentally stateless, as primarily are browser (client) interactions with an application server, making request/response interactions natural starting boundaries for CISs. </text:p>
        <text:p text:style-name="P6"><text:tab/>Another well explored model of a GUI is an Event Flow Graph (EFG) <text:bibliography-mark text:identifier="Me1" text:bibliography-type="conference" text:author="Atif Memon" text:publisher="Softw. Test. Verif. Reliab. 2007; 17:137–157" text:title="An event-flow model of GUI-based applications for testing" text:year="2007">[Me1]</text:bibliography-mark>. <text:s/>An EFG consists of two parts, a collection of events, and a collection of directed graphs with events as nodes, representing all possible sequences of events within the GUI. <text:s/>Each event consists of preconditions, which must be present for the event to occur, and post-conditions that are a result of the event. <text:s/>Contrast with an FSM, the nodes are events rather than states, and an edge in the directed graph corresponds to one event following another, not a state transition. <text:s/>Given an EFG, a test can be generated simply by traversing the graph. <text:s/>The size of an EFG grows linearly in the number of events, so is more scalable than an FSM based model. <text:s/>The challenge then is to create an EFG, which as one might imagine, is labor intensive. <text:s/>To this end, tools have been built to reverse engineer an EFG from a GUI, in a process coined GUI Ripping <text:bibliography-mark text:identifier="MeBaNa1" text:bibliography-type="article" text:author="Atif M. Memon, Ishan Banerjee, and Adithya Nagarajan" text:month="Nov." text:publisher="Proceedings of The 10th Working Conference on Reverse Engineering" text:title="GUI Ripping: Reverse Engineering of Graphical User Interfaces for Testing" text:year="2003">[MeBaNa1]</text:bibliography-mark>. <text:s/>The only apparent implementation of such a GUI ripper was written by the developers of the EFG based test generation techniques, and works against GUIs written in Java Swing. <text:s/>The generated EFG verified and repaired where necessary. <text:s/>In addition to generating test cases, a generated and verified EFG can be used in model checking, or to create a test oracle.</text:p>
        <text:p text:style-name="P6"><text:tab/>Having established an EFG, the simplest way to generate test cases is to consider every possible traversal of the graph. <text:s/>Of course, this is infinite in case the graph is cyclic, which it almost always is. <text:s/>Even for a modestly sized graph, the number of acyclic traversals can be enormous, so the challenge then is not so much generating test cases, but generating useful test cases. <text:s/>From here on, we'll take the former to infer the latter.</text:p>
        <text:p text:style-name="P6"><text:tab/>One approach is to have an expert user manually create an initial test suite that covers the nodes of the EFG reasonably well. <text:s/>This is then used as a seed in algorithms that generate test cases that are extensions of the seed cases. <text:s/>The generated test cases exercise the GUI in a manner that emulates use by a novice user of the application, reasoning that a novice user takes longer than optimal paths through the EFG<text:bibliography-mark text:identifier="KaGe1" text:bibliography-type="article" text:author="David Kasik and Harry George" text:publisher="Proceedings of the SIGCHI conference on Human factors in computing systems: common ground" text:title="Toward automatic generation of novice user test scripts" text:year="1996">[KaGe1]</text:bibliography-mark>. </text:p>
        <text:p text:style-name="P6"><text:tab/>Another approach, assuming the availability of a sizable amount of real-world usage data, is to analyze this information to generate test cases that will exercise the GUI in a manner similar to typical operation<text:bibliography-mark text:identifier="BrMe1" text:bibliography-type="article" text:author="Penelope Brooks and Atif Memon" text:month="2007" text:publisher="Proceedings of the 22nd IEEE international conference on Automated software engineering" text:title="Automated GUI Testing Guided By Usage Profiles" text:year="2007">[BrMe1]</text:bibliography-mark>. <text:s/>This can be done in one of two ways. <text:s/>One can either generate test cases that execute the most probable sequence of events, or one can generate test cases by concatenating events that have the highest probability of occurring.</text:p>
        <text:p text:style-name="P6"><text:tab/>A third approach can be considered of hybrid of the first two, <text:s/>It's attractive because it does not require existing real world usage data, and it promises to generate test cases that are significantly distinct from the seed cases. <text:s/>Here GUI meta-data (analogous to usage data in the statistical approach) is collected during the execution of a test suite, then used to modify the test suite<text:bibliography-mark text:identifier="YuCoMe1" text:bibliography-type="article" text:author="Xun Yuan, Myra Cohen and Atif Memon" text:publisher=" Proceedings of the First International Workshop on TESTing Techniques &amp; Experimentation Benchmarks for Event-Driven Software" text:title="Towards Dynamic Adaptive Automated Test Generation for Graphical User Interfaces" text:year="2009">[YuCoMe1]</text:bibliography-mark>. <text:s/>This process is iterated until the suite is determined to adequately cover the application, begging the question of how to measure GUI test coverage, which we cover in the next section. <text:s text:c="2"/>The other remaining question, assuming we have a metric for test suite quality, is how to modify the collection of tests so that the resulting collection is better. <text:s/>Or, put another way, how can we ensure that we end up with an optimal set of tests.</text:p>
        <text:p text:style-name="P6"><text:tab/>Such a problem is said to fall in the category of search based software engineering or search based optimization. <text:s/>Problems of this variety have been established as common to every stage of the software life cycle, from requirements gathering, project planning and cost estimation, to testing, and automated maintenance <text:span text:style-name="T4"><text:bibliography-mark text:identifier="Ha1" text:bibliography-type="article" text:author="Mark Harman" text:publisher="International Conference on Software Engineering" text:title="The Current State and Future of Search Based Software Engineering" text:year="2007">[Ha1]</text:bibliography-mark></text:span>. <text:s/>The common factor in these problems is that a solution is sought to an optimization problem for which an exhaustive search is impossible. <text:s/>Classic techniques in this area include Linear Programming and branch and bound. <text:s/><text:soft-page-break/>The more contemporary techniques involve a cycle of evaluation and mutation. <text:s/>The most simple of these is hill climbing, which finds a local maximum of fitness (the metric that we're seeking to maximize) in the space of all possible solutions. <text:s/>Simulated annealing is a variation on this that aims to avoid relatively insignificant local maximum by introducing small perturbations. <text:s/>Genetic algorithms are applicable when there are continuous parameters within candidate solutions, allowing solutions to combine values. <text:s/>In each iteration a population of solutions is considered. <text:s/>The candidates that are deemed to be most fit are combined to make new candidates, and the process is repeated. <text:s/>The fact that each iteration deals with sets of candidates is useful in our context, because we expect each iteration to involve a suite of tests.</text:p>
        <text:p text:style-name="P6"><text:tab/></text:p>
        <text:p text:style-name="P10">2.2 <text:s text:c="2"/>Test Case Reduction While Maintaining Coverage</text:p>
        <text:p text:style-name="P6"><text:span text:style-name="T2"><text:tab/>Generally, the goal of software testing is to provide the publisher with some level of assurance that it is free of defects. <text:s/>To this end, there's the commonly understood, if imprecisely defined notion of coverage. <text:s/>Intuitively, coverage is 100% if any defect in the application results in a test failure, and conversely 0% if there are no non-trivial tests. <text:s/>In an application with a command based interface, where code execution has a well defined top level method call, the notion of code coverage is somewhat useful, reasoning that if a high percentage of the lines of code are executed in the suite of tests, then it's some indication that defects within that code unto itself should be protected against by those tests. <text:s/>However, this is a fundamentally white box technique that tests the quality of the code alone, whereas GUI testing is a black box technique that hopes to catch defects exhibited through the interaction of GUI elements, application state, and user interaction. <text:s/>The closest equivalent to the notion of code coverage in GUI testing is EFG edge coverage. <text:s/>Since the space of all possible tests is practically infinite, and testing resources are not, a typical challenge is to reduce the number of test cases while keeping the coverage approximately the same. <text:s/>Incidentally, we must not confuse “Web Application” as examined in </text:span><text:span text:style-name="T2"><text:bibliography-mark text:identifier="Sp1" text:bibliography-type="article" text:author="Sara Sprenkle, Sreedevi Sampath,   Emily Gibson, Lori Pollock, and Amie Souter" text:publisher="Proceedings of the 21st IEEE International Conference on Software Maintenance" text:title="An Empirical Comparison of Test Suite Reduction Techniques for       User-session-based Testing of Web Applications" text:year="2005">[Sp1]</text:bibliography-mark></text:span><text:span text:style-name="T2">, with “web-based GUI” as used in this paper. <text:s/>In that paper, they discuss test case reduction techniques that maintain coverage defined as URLs accessed by test cases, which doesn't necessarily say anything about the user's interaction with client-side functionality.</text:span></text:p>
        <text:p text:style-name="P6"><text:span text:style-name="T2"><text:tab/>Another approach that has been proposed is, rather than focusing on event sequences alone, to consider sequences of call stacks </text:span><text:span text:style-name="T2"><text:bibliography-mark text:identifier="McMe1" text:bibliography-type="article" text:author="Scott McMaster and Atif Memon" text:month="Jan." text:publisher="IEEE TRANSACTIONS ON SOFTWARE ENGINEERING, VOL. 34, NO. 1," text:title="Call-Stack Coverage forGUI Test Suite Reduction" text:year="2008">[McMe1]</text:bibliography-mark></text:span><text:span text:style-name="T2">. <text:s/>The idea behind this approach is that the call stack is effectively an encoding of the context in which an event takes place, and identical stack sequences correspond to event sequences in the same context, which are therefore redundant. <text:s/>The authors cite several advantages of using call stack sequences to identify test cases. <text:s/>When libraries or frameworks are employed, event sequence or data-flow identifiers are insufficient to ensure that a failing test is not dropped. <text:s/>Object oriented language features such as reflection have behavior that can only be captured via call stack sequences. <text:s/>Multithreading applications lend themselves toward call stack sequence identification since such sequences can be identified with a given thread. <text:s/>And a final advantage, over data flow criteria, is invariance w.r.t. Multi-language applications.</text:span></text:p>
        <text:p text:style-name="P6"><text:span text:style-name="T2"><text:tab/></text:span></text:p>
        <text:p text:style-name="P10">3 Test Maintenance</text:p>
        <text:p text:style-name="P10"/>
        <text:p text:style-name="P10">4 Traditional vs. Web-based GUIs</text:p>
        <text:p text:style-name="P6"><text:span text:style-name="T2"/></text:p>
        <text:p text:style-name="P10">5 Case Study: Speakeasy.net</text:p>
        <text:bibliography text:style-name="Sect3"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month"/>
              <text:index-entry-span> </text:index-entry-span>
              <text:index-entry-bibliography text:bibliography-data-field="year"/>
              <text:index-entry-span>, </text:index-entry-span>
              <text:index-entry-bibliography text:bibliography-data-field="publishe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6">BrMe1: Penelope Brooks and Atif Memon, Automated GUI Testing Guided By Usage Profiles,2007 2007, Proceedings of the 22nd IEEE international conference on Automated software engineering</text:p>
            <text:p text:style-name="P16">Ha1: Mark Harman, The Current State and Future of Search Based Software Engineering, 2007, International Conference on Software Engineering</text:p>
            <text:p text:style-name="P16">KaGe1: David Kasik and Harry George, Toward automatic generation of novice user test scripts, 1996, Proceedings of the SIGCHI conference on Human factors in computing systems: common ground</text:p>
            <text:p text:style-name="P16">McMe1: Scott McMaster and Atif Memon, Call-Stack Coverage forGUI Test Suite Reduction,Jan. 2008, IEEE TRANSACTIONS ON SOFTWARE ENGINEERING, VOL. 34, NO. 1,</text:p>
            <text:p text:style-name="P16">Me1: Atif Memon, An event-flow model of GUI-based applications for testing, 2007</text:p>
            <text:p text:style-name="P16">MeBaNa1: Atif M. Memon, Ishan Banerjee, and Adithya Nagarajan, GUI Ripping: Reverse Engineering of Graphical User Interfaces for Testing,Nov. 2003, Proceedings of The 10th Working Conference on Reverse Engineering</text:p>
            <text:p text:style-name="P16">Sp1: Sara Sprenkle, Sreedevi Sampath, <text:s text:c="2"/>Emily Gibson, Lori Pollock, and Amie Souter, An Empirical <text:soft-page-break/>Comparison of Test Suite Reduction Techniques for <text:s text:c="6"/>User-session-based Testing of Web Applications, 2005, Proceedings of the 21st IEEE International Conference on Software Maintenance</text:p>
            <text:p text:style-name="P16">WhAx1: Lee White and Husain Almezen, Generating Test Cases for GUI Responsibilities Using Complete Interaction Sequences, 2000</text:p>
            <text:p text:style-name="P16">XiMe1: Qing Xe and Atif Memon, Using a Pilot Study to Derive a GUI Model for Automated Testing, 2007</text:p>
            <text:p text:style-name="P16">YuCoMe1: Xun Yuan, Myra Cohen and Atif Memon, Towards Dynamic Adaptive Automated Test Generation for Graphical User Interfaces, 2009, <text:s/>Proceedings of the First International Workshop on TESTing Techniques &amp; Experimentation Benchmarks for Event-Driven Software</text:p>
          </text:index-body>
        </text:bibliography>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style:font-name="Nimbus Roman No9 L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1402in" fo:margin-right="0in" fo:margin-top="0in" fo:margin-bottom="0.0799in" fo:text-align="justify" style:justify-single-word="false" fo:text-indent="-0.1402in" style:auto-text-indent="false" fo:background-color="transparent">
        <style:tab-stops>
          <style:tab-stop style:position="7.1043in" style:type="right" style:leader-style="dotted" style:leader-text="."/>
        </style:tab-stops>
        <style:background-image/>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size-asian="10.5pt"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1.0146in" fo:margin-left="0.6146in" fo:margin-right="0.7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0T10:34:27</meta:creation-date>
    <dc:date>2009-05-20T22:19:56</dc:date>
    <meta:editing-duration>PT11H30M29S</meta:editing-duration>
    <meta:editing-cycles>4</meta:editing-cycles>
    <meta:generator>OpenOffice.org/3.0$Linux OpenOffice.org_project/300m15$Build-9379</meta:generator>
    <meta:document-statistic meta:table-count="0" meta:image-count="0" meta:object-count="0" meta:page-count="4" meta:paragraph-count="42" meta:word-count="2345" meta:character-count="14900"/>
    <meta:user-defined meta:name="Info 1"/>
    <meta:user-defined meta:name="Info 2"/>
    <meta:user-defined meta:name="Info 3"/>
    <meta:user-defined meta:name="Info 4"/>
  </office:meta>
</office:document-meta>
</file>